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formula="of:=ROUND([.B1])" office:value-type="float" office:value="523" calcext:value-type="float">
            <text:p>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.37</text:p>
          </table:table-cell>
          <table:table-cell table:formula="of:=ROUND([.B2])" office:value-type="float" office:value="554" calcext:value-type="float">
            <text:p>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formula="of:=ROUND([.B3])" office:value-type="float" office:value="587" calcext:value-type="float">
            <text:p>587</text:p>
          </table:table-cell>
          <table:table-cell table:number-columns-repeated="3"/>
          <table:table-cell table:style-name="ce2" office:value-type="float" office:value="0.00000003125" calcext:value-type="float">
            <text:p>3.13E-08</text:p>
          </table:table-cell>
          <table:table-cell table:style-name="ce2" table:formula="of:=[.G3]*16" office:value-type="float" office:value="0.0000005" calcext:value-type="float">
            <text:p>5.00E-07</text:p>
          </table:table-cell>
          <table:table-cell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table:formula="of:=ROUND([.B4])" office:value-type="float" office:value="622" calcext:value-type="float">
            <text:p>6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formula="of:=ROUND([.B5])"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formula="of:=ROUND([.B6])"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table:formula="of:=ROUND([.B7])" office:value-type="float" office:value="740" calcext:value-type="float">
            <text:p>7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formula="of:=ROUND([.B8])" office:value-type="float" office:value="784" calcext:value-type="float">
            <text:p>7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table:formula="of:=ROUND([.B9])" office:value-type="float" office:value="831" calcext:value-type="float">
            <text:p>8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ROUND([.B10])" office:value-type="float" office:value="880" calcext:value-type="float">
            <text:p>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formula="of:=ROUND([.B11])" office:value-type="float" office:value="932" calcext:value-type="float">
            <text:p>9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formula="of:=ROUND([.B12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formula="of:=ROUND([.B13])" office:value-type="float" office:value="1047" calcext:value-type="float">
            <text:p>1047</text:p>
          </table:table-cell>
          <table:table-cell table:number-columns-repeated="4"/>
          <table:table-cell office:value-type="string" calcext:value-type="string">
            <text:p>A00</text:p>
          </table:table-cell>
          <table:table-cell table:formula="of:=HEX2DEC([.H13])" office:value-type="float" office:value="2560" calcext:value-type="float">
            <text:p>2560</text:p>
          </table:table-cell>
        </table:table-row>
        <table:table-row table:style-name="ro2"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formula="of:=ROUND([.B15])"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/>
          <table:table-cell table:formula="of:=1/[.B15]" office:value-type="float" office:value="0.00191113234591495" calcext:value-type="float">
            <text:p>0.0019111323</text:p>
          </table:table-cell>
          <table:table-cell table:formula="of:=[.F15]/[.H$3]" office:value-type="float" office:value="3822.26469182991" calcext:value-type="float">
            <text:p>3822.2646918299</text:p>
          </table:table-cell>
          <table:table-cell table:formula="of:=DEC2HEX(ROUND([.G15]))" office:value-type="string" office:string-value="EEE" calcext:value-type="string">
            <text:p>EEE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formula="of:=ROUND([.B16])" office:value-type="float" office:value="587" calcext:value-type="float">
            <text:p>587</text:p>
          </table:table-cell>
          <table:table-cell table:formula="of:=[.D15]+1" office:value-type="float" office:value="1" calcext:value-type="float">
            <text:p>1</text:p>
          </table:table-cell>
          <table:table-cell/>
          <table:table-cell table:formula="of:=1/[.B16]" office:value-type="float" office:value="0.00170262033269201" calcext:value-type="float">
            <text:p>0.0017026203</text:p>
          </table:table-cell>
          <table:table-cell table:formula="of:=[.F16]/[.H$3]" office:value-type="float" office:value="3405.24066538402" calcext:value-type="float">
            <text:p>3405.240665384</text:p>
          </table:table-cell>
          <table:table-cell table:formula="of:=DEC2HEX(ROUND([.G16]))" office:value-type="string" office:string-value="D4D" calcext:value-type="string">
            <text:p>D4D</text:p>
          </table:table-cell>
          <table:table-cell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formula="of:=ROUND([.B17])" office:value-type="float" office:value="659" calcext:value-type="float">
            <text:p>659</text:p>
          </table:table-cell>
          <table:table-cell table:formula="of:=[.D16]+1" office:value-type="float" office:value="2" calcext:value-type="float">
            <text:p>2</text:p>
          </table:table-cell>
          <table:table-cell/>
          <table:table-cell table:formula="of:=1/[.B17]" office:value-type="float" office:value="0.00151687523701176" calcext:value-type="float">
            <text:p>0.0015168752</text:p>
          </table:table-cell>
          <table:table-cell table:formula="of:=[.F17]/[.H$3]" office:value-type="float" office:value="3033.75047402351" calcext:value-type="float">
            <text:p>3033.7504740235</text:p>
          </table:table-cell>
          <table:table-cell table:formula="of:=DEC2HEX(ROUND([.G17]))" office:value-type="string" office:string-value="BDA" calcext:value-type="string">
            <text:p>BDA</text:p>
          </table:table-cell>
          <table:table-cell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formula="of:=ROUND([.B18])" office:value-type="float" office:value="698" calcext:value-type="float">
            <text:p>698</text:p>
          </table:table-cell>
          <table:table-cell table:formula="of:=[.D17]+1" office:value-type="float" office:value="3" calcext:value-type="float">
            <text:p>3</text:p>
          </table:table-cell>
          <table:table-cell/>
          <table:table-cell table:formula="of:=1/[.B18]" office:value-type="float" office:value="0.00143172121524497" calcext:value-type="float">
            <text:p>0.0014317212</text:p>
          </table:table-cell>
          <table:table-cell table:formula="of:=[.F18]/[.H$3]" office:value-type="float" office:value="2863.44243048993" calcext:value-type="float">
            <text:p>2863.4424304899</text:p>
          </table:table-cell>
          <table:table-cell table:formula="of:=DEC2HEX(ROUND([.G18]))" office:value-type="string" office:string-value="B2F" calcext:value-type="string">
            <text:p>B2F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formula="of:=ROUND([.B19])" office:value-type="float" office:value="784" calcext:value-type="float">
            <text:p>784</text:p>
          </table:table-cell>
          <table:table-cell table:formula="of:=[.D18]+1" office:value-type="float" office:value="4" calcext:value-type="float">
            <text:p>4</text:p>
          </table:table-cell>
          <table:table-cell/>
          <table:table-cell table:formula="of:=1/[.B19]" office:value-type="float" office:value="0.00127552647355196" calcext:value-type="float">
            <text:p>0.0012755265</text:p>
          </table:table-cell>
          <table:table-cell table:formula="of:=[.F19]/[.H$3]" office:value-type="float" office:value="2551.05294710392" calcext:value-type="float">
            <text:p>2551.0529471039</text:p>
          </table:table-cell>
          <table:table-cell table:formula="of:=DEC2HEX(ROUND([.G19]))" office:value-type="string" office:string-value="9F7" calcext:value-type="string">
            <text:p>9F7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ROUND([.B20])" office:value-type="float" office:value="880" calcext:value-type="float">
            <text:p>880</text:p>
          </table:table-cell>
          <table:table-cell table:formula="of:=[.D19]+1" office:value-type="float" office:value="5" calcext:value-type="float">
            <text:p>5</text:p>
          </table:table-cell>
          <table:table-cell/>
          <table:table-cell table:formula="of:=1/[.B20]" office:value-type="float" office:value="0.00113636363636364" calcext:value-type="float">
            <text:p>0.0011363636</text:p>
          </table:table-cell>
          <table:table-cell table:formula="of:=[.F20]/[.H$3]" office:value-type="float" office:value="2272.72727272727" calcext:value-type="float">
            <text:p>2272.7272727273</text:p>
          </table:table-cell>
          <table:table-cell table:formula="of:=DEC2HEX(ROUND([.G20]))" office:value-type="string" office:string-value="8E1" calcext:value-type="string">
            <text:p>8E1</text:p>
          </table:table-cell>
          <table:table-cell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formula="of:=ROUND([.B21])" office:value-type="float" office:value="988" calcext:value-type="float">
            <text:p>988</text:p>
          </table:table-cell>
          <table:table-cell table:formula="of:=[.D20]+1" office:value-type="float" office:value="6" calcext:value-type="float">
            <text:p>6</text:p>
          </table:table-cell>
          <table:table-cell/>
          <table:table-cell table:formula="of:=1/[.B21]" office:value-type="float" office:value="0.00101238142482562" calcext:value-type="float">
            <text:p>0.0010123814</text:p>
          </table:table-cell>
          <table:table-cell table:formula="of:=[.F21]/[.H$3]" office:value-type="float" office:value="2024.76284965123" calcext:value-type="float">
            <text:p>2024.7628496512</text:p>
          </table:table-cell>
          <table:table-cell table:formula="of:=DEC2HEX(ROUND([.G21]))" office:value-type="string" office:string-value="7E9" calcext:value-type="string">
            <text:p>7E9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formula="of:=ROUND([.B22])" office:value-type="float" office:value="1047" calcext:value-type="float">
            <text:p>1047</text:p>
          </table:table-cell>
          <table:table-cell table:formula="of:=[.D21]+1" office:value-type="float" office:value="7" calcext:value-type="float">
            <text:p>7</text:p>
          </table:table-cell>
          <table:table-cell/>
          <table:table-cell table:formula="of:=1/[.B22]" office:value-type="float" office:value="0.000955566172957477" calcext:value-type="float">
            <text:p>0.0009555662</text:p>
          </table:table-cell>
          <table:table-cell table:formula="of:=[.F22]/[.H$3]" office:value-type="float" office:value="1911.13234591495" calcext:value-type="float">
            <text:p>1911.132345915</text:p>
          </table:table-cell>
          <table:table-cell table:formula="of:=DEC2HEX(ROUND([.G22]))" office:value-type="string" office:string-value="777" calcext:value-type="string">
            <text:p>7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5-08-26T17:19:09.457583196</meta:creation-date>
    <dc:date>2015-08-26T22:15:34.372584421</dc:date>
    <dc:creator>Samuel Balula</dc:creator>
    <meta:editing-duration>PT4H26M4S</meta:editing-duration>
    <meta:editing-cycles>1</meta:editing-cycles>
    <meta:document-statistic meta:table-count="1" meta:cell-count="99" meta:object-count="0"/>
    <meta:generator>LibreOffice/5.0.0.5$Linux_X86_64 LibreOffice_project/00m0$Build-5</meta:generator>
  </office:meta>
</office:document-meta>
</file>